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</office:automatic-styles>
  <office:body>
    <office:text>
      <text:h text:style-name="Heading_20_1" text:outline-level="1"><text:bookmark-start text:name="opdrachten-oop"/>Opdrachten OOP<text:bookmark-end text:name="opdrachten-oop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num1, num2):</text:p>
      <text:p text:style-name="P4"><text:s text:c="8"/>self.num1 = num1</text:p>
      <text:p text:style-name="P5"><text:s text:c="8"/>self.num2 = num2</text:p>
      <text:p text:style-name="P6"><text:s text:c="8"/></text:p>
      <text:p text:style-name="P7"><text:s text:c="4"/>def add(self):</text:p>
      <text:p text:style-name="P8"><text:s text:c="8"/>return self.num1 + self.num2</text:p>
      <text:p text:style-name="P9"><text:s text:c="4"/></text:p>
      <text:p text:style-name="P10"><text:s text:c="4"/>def sub(self):</text:p>
      <text:p text:style-name="P11"><text:s text:c="8"/>return self.num1 - self.num2</text:p>
      <text:p text:style-name="P12"><text:s text:c="4"/></text:p>
      <text:p text:style-name="P13"><text:s text:c="4"/>def mul(self):</text:p>
      <text:p text:style-name="P14"><text:s text:c="8"/>return self.num1 * self.num2</text:p>
      <text:p text:style-name="P15"><text:s text:c="4"/></text:p>
      <text:p text:style-name="P16"><text:s text:c="4"/>def div(self):</text:p>
      <text:p text:style-name="P17"><text:s text:c="8"/>if(self.num2 != 0):</text:p>
      <text:p text:style-name="P18"><text:s text:c="12"/>return self.num1 / self.num2</text:p>
      <text:p text:style-name="P19"><text:s text:c="8"/>else:</text:p>
      <text:p text:style-name="P20"><text:s text:c="12"/>return 0</text:p>
      <text:p text:style-name="P21"/>
      <text:p text:style-name="P22">a = int(input("Enter first number: "))</text:p>
      <text:p text:style-name="P23">b = int(input("Enter second number: "))</text:p>
      <text:p text:style-name="P24"/>
      <text:p text:style-name="P25">obj = Calculator(a, b)</text:p>
      <text:p text:style-name="P26"/>
      <text:p text:style-name="P27">choice = 1</text:p>
      <text:p text:style-name="P28"/>
      <text:p text:style-name="P29">while choice != 0:</text:p>
      <text:p text:style-name="P30"><text:s text:c="4"/>print("0. Exit")</text:p>
      <text:p text:style-name="P31"><text:s text:c="4"/>print("1. Add")</text:p>
      <text:p text:style-name="P32"><text:s text:c="4"/>print("2. Subtraction")</text:p>
      <text:p text:style-name="P33"><text:s text:c="4"/>print("3. Multiplication")</text:p>
      <text:p text:style-name="P34"><text:s text:c="4"/>print("4. Division")</text:p>
      <text:p text:style-name="P35"/>
      <text:p text:style-name="P36"><text:s text:c="4"/>choice = int(input("Enter choice: "))</text:p>
      <text:p text:style-name="P37"><text:s text:c="4"/>if choice == 1:</text:p>
      <text:p text:style-name="P38"><text:s text:c="8"/>print("Result: ", obj.add())</text:p>
      <text:p text:style-name="P39"><text:s text:c="4"/>elif choice == 2:</text:p>
      <text:p text:style-name="P40"><text:s text:c="8"/>print("Result: ", obj.sub())</text:p>
      <text:p text:style-name="P41"><text:s text:c="4"/>elif choice == 3:</text:p>
      <text:p text:style-name="P42"><text:s text:c="8"/>print("Result: ", obj.mul())</text:p>
      <text:p text:style-name="P43"><text:s text:c="4"/>elif choice == 4:</text:p>
      <text:p text:style-name="P44"><text:s text:c="8"/>print("Result: ", round(obj.div(), 2))</text:p>
      <text:p text:style-name="P45"><text:s text:c="4"/>elif choice == 0:</text:p>
      <text:p text:style-name="P46"><text:s text:c="8"/>print("Exiting!")</text:p>
      <text:p text:style-name="P47"><text:s text:c="4"/>else:</text:p>
      <text:p text:style-name="P48"><text:s text:c="8"/>print("Invalid choice!!")</text:p>
      <text:p text:style-name="P49"/>
      <text:p text:style-name="P50">print()</text:p>
      <text:p text:style-name="P51">0. Exit</text:p>
      <text:p text:style-name="P52">1. Add</text:p>
      <text:p text:style-name="P53">2. Subtraction</text:p>
      <text:p text:style-name="P54">3. Multiplication</text:p>
      <text:p text:style-name="P55">4. Division</text:p>
      <text:p text:style-name="P56">Result: <text:s text:c="1"/>0</text:p>
      <text:p text:style-name="P57">0. Exit</text:p>
      <text:p text:style-name="P58">1. Add</text:p>
      <text:p text:style-name="P59">2. Subtraction</text:p>
      <text:p text:style-name="P60">3. Multiplication</text:p>
      <text:p text:style-name="P61">4. Division</text:p>
      <text:p text:style-name="P62">Result: <text:s text:c="1"/>0</text:p>
      <text:p text:style-name="P63">0. Exit</text:p>
      <text:p text:style-name="P64">1. Add</text:p>
      <text:p text:style-name="P65">2. Subtraction</text:p>
      <text:p text:style-name="P66">3. Multiplication</text:p>
      <text:p text:style-name="P67">4. Division</text:p>
      <text:p text:style-name="P68">Result: <text:s text:c="1"/>0</text:p>
      <text:p text:style-name="P69">0. Exit</text:p>
      <text:p text:style-name="P70">1. Add</text:p>
      <text:p text:style-name="P71">2. Subtraction</text:p>
      <text:p text:style-name="P72">3. Multiplication</text:p>
      <text:p text:style-name="P73">4. Division</text:p>
      <text:p text:style-name="P74">Result: <text:s text:c="1"/>0</text:p>
      <text:p text:style-name="P75">0. Exit</text:p>
      <text:p text:style-name="P76">1. Add</text:p>
      <text:p text:style-name="P77">2. Subtraction</text:p>
      <text:p text:style-name="P78">3. Multiplication</text:p>
      <text:p text:style-name="P79">4. Division</text:p>
      <text:p text:style-name="P80">Result: <text:s text:c="1"/>0</text:p>
      <text:p text:style-name="P81">0. Exit</text:p>
      <text:p text:style-name="P82">1. Add</text:p>
      <text:p text:style-name="P83">2. Subtraction</text:p>
      <text:p text:style-name="P84">3. Multiplication</text:p>
      <text:p text:style-name="P85">4. Division</text:p>
      <text:p text:style-name="P86">Result: <text:s text:c="1"/>0</text:p>
      <text:p text:style-name="P87">0. Exit</text:p>
      <text:p text:style-name="P88">1. Add</text:p>
      <text:p text:style-name="P89">2. Subtraction</text:p>
      <text:p text:style-name="P90">3. Multiplication</text:p>
      <text:p text:style-name="P91">4. Division</text:p>
      <text:p text:style-name="P92">Result: <text:s text:c="1"/>0</text:p>
      <text:p text:style-name="P93">0. Exit</text:p>
      <text:p text:style-name="P94">1. Add</text:p>
      <text:p text:style-name="P95">2. Subtraction</text:p>
      <text:p text:style-name="P96">3. Multiplication</text:p>
      <text:p text:style-name="P97">4. Division</text:p>
      <text:p text:style-name="P98"/>
      <text:p text:style-name="P99"/>
      <text:p text:style-name="P100"/>
      <text:p text:style-name="P101">---------------------------------------------------------------------------</text:p>
      <text:p text:style-name="P102"/>
      <text:p text:style-name="P103">ValueError <text:s text:c="31"/>Traceback (most recent call last)</text:p>
      <text:p text:style-name="P104"/>
      <text:p text:style-name="P105">Cell In[3], line 35</text:p>
      <text:p text:style-name="P106"><text:s text:c="5"/>32 print("3. Multiplication")</text:p>
      <text:p text:style-name="P107"><text:s text:c="5"/>33 print("4. Division")</text:p>
      <text:p text:style-name="P108">---&gt; 35 choice = int(input("Enter choice: "))</text:p>
      <text:p text:style-name="P109"><text:s text:c="5"/>36 if choice == 1:</text:p>
      <text:p text:style-name="P110"><text:s text:c="5"/>37 <text:s text:c="4"/>print("Result: ", obj.add())</text:p>
      <text:p text:style-name="P111"/>
      <text:p text:style-name="P112"/>
      <text:p text:style-name="P113">ValueError: invalid literal for int() with base 10: ''</text:p>
      <text:p text:style-name="First_20_paragraph">Runtime scenarios om te testen</text:p>
      <text:p text:style-name="P114"><text:s text:c="1"/></text:p>
      <text:p text:style-name="P115">Case 1:</text:p>
      <text:p text:style-name="P116">Enter first number: 2</text:p>
      <text:p text:style-name="P117">Enter second number: 4</text:p>
      <text:p text:style-name="P118">0. Exit</text:p>
      <text:p text:style-name="P119">1. Add</text:p>
      <text:p text:style-name="P120">2. Subtraction</text:p>
      <text:p text:style-name="P121">3. Multiplication</text:p>
      <text:p text:style-name="P122">4. Division</text:p>
      <text:p text:style-name="P123">Enter choice: 1</text:p>
      <text:p text:style-name="P124">Result: <text:s text:c="1"/>6</text:p>
      <text:p text:style-name="P125">0. Exit</text:p>
      <text:p text:style-name="P126">1. Add</text:p>
      <text:p text:style-name="P127">2. Subtraction</text:p>
      <text:p text:style-name="P128">3. Multiplication</text:p>
      <text:p text:style-name="P129">4. Division</text:p>
      <text:p text:style-name="P130">Enter choice: 3</text:p>
      <text:p text:style-name="P131">Result: <text:s text:c="1"/>8</text:p>
      <text:p text:style-name="P132">0. Exit</text:p>
      <text:p text:style-name="P133">1. Add</text:p>
      <text:p text:style-name="P134">2. Subtraction</text:p>
      <text:p text:style-name="P135">3. Multiplication</text:p>
      <text:p text:style-name="P136">4. Division</text:p>
      <text:p text:style-name="P137">Enter choice: 0</text:p>
      <text:p text:style-name="P138">Exiting!</text:p>
      <text:p text:style-name="P139"><text:s text:c="1"/></text:p>
      <text:p text:style-name="P140">Case 2:</text:p>
      <text:p text:style-name="P141">Enter first number: 150</text:p>
      <text:p text:style-name="P142">Enter second number: 50</text:p>
      <text:p text:style-name="P143">0. Exit</text:p>
      <text:p text:style-name="P144">1. Add</text:p>
      <text:p text:style-name="P145">2. Subtraction</text:p>
      <text:p text:style-name="P146">3. Multiplication</text:p>
      <text:p text:style-name="P147">4. Division</text:p>
      <text:p text:style-name="P148">Enter choice: 2</text:p>
      <text:p text:style-name="P149">Result: <text:s text:c="1"/>100</text:p>
      <text:p text:style-name="P150">0. Exit</text:p>
      <text:p text:style-name="P151">1. Add</text:p>
      <text:p text:style-name="P152">2. Subtraction</text:p>
      <text:p text:style-name="P153">3. Multiplication</text:p>
      <text:p text:style-name="P154">4. Division</text:p>
      <text:p text:style-name="P155">Enter choice: 4</text:p>
      <text:p text:style-name="P156">Result: <text:s text:c="1"/>3.0</text:p>
      <text:p text:style-name="P157">0. Exit</text:p>
      <text:p text:style-name="P158">1. Add</text:p>
      <text:p text:style-name="P159">2. Subtraction</text:p>
      <text:p text:style-name="P160">3. Multiplication</text:p>
      <text:p text:style-name="P161">4. Division</text:p>
      <text:p text:style-name="P162">Enter choice: 0</text:p>
      <text:p text:style-name="P163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31Z</meta:creation-date>
    <dc:date>2022-12-19T20:34:31Z</dc:date>
  </office:meta>
</office:document-meta>
</file>